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118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15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ackground-color="#ffffd7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alibri" style:font-name-asian="Noto Sans CJK SC" style:language-complex="hi" style:country-complex="IN" fo:color="#c55a11" fo:language="ru" fo:country="R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0pt" style:font-name="Calibri"/>
    </style:style>
    <style:style style:name="T3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alibri" style:font-name-asian="Noto Sans CJK SC" style:language-complex="hi" style:country-complex="IN" fo:language="ru" fo:country="R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0pt" style:font-name="Calibri" fo:color="#000000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fo:color="#000000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6" style:family="text">
      <style:text-properties style:text-overline-style="none" style:text-overline-color="font-color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fo:color="#c55a11"/>
    </style:style>
    <style:style style:name="T7" style:family="text">
      <style:text-properties style:text-overline-style="none" style:text-overline-color="font-color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fo:color="#000000"/>
    </style:style>
    <style:style style:name="T8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alibri" style:font-name-asian="Noto Sans CJK SC" style:language-complex="hi" style:country-complex="IN" fo:color="#7030a0" fo:language="ru" fo:country="R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0pt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Python example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2">
          <table:table-cell table:style-name="ce4" office:value-type="string" calcext:value-type="string">
            <text:p>result = set(source_list) — set(delete_list)</text:p>
          </table:table-cell>
          <table:table-cell table:style-name="ce4" office:value-type="string" calcext:value-type="string">
            <text:p>удалить из 1 листа элементы 2-го листа. </text:p>
            <text:p>Получить уникальные элементы.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( ) is ( )   # True</text:p>
            <text:p>(False) is (False)   # True</text:p>
            <text:p><text:span text:style-name="T1">(False, True) is (False, True)  # True</text:span></text:p>
          </table:table-cell>
          <table:table-cell table:style-name="ce4" office:value-type="string" calcext:value-type="string">
            <text:p>Странная задача, у меня везде True</text:p>
          </table:table-cell>
          <table:table-cell table:number-columns-repeated="62"/>
        </table:table-row>
        <table:table-row table:style-name="ro1">
          <table:table-cell table:style-name="ce8" table:number-columns-repeated="2"/>
          <table:table-cell table:number-columns-repeated="62"/>
        </table:table-row>
        <table:table-row table:style-name="ro4">
          <table:table-cell table:style-name="ce4" office:value-type="string" calcext:value-type="string">
            <text:p><text:span text:style-name="T2">def foo</text:span><text:span text:style-name="T3">(listik=[]):</text:span></text:p>
            <text:p><text:span text:style-name="T4">    listik.append(1)</text:span></text:p>
            <text:p><text:span text:style-name="T5">    </text:span><text:span text:style-name="T6">return</text:span><text:span text:style-name="T7"> listik</text:span></text:p>
            <text:p/>
            <text:p/>
            <text:p/>
            <text:p><text:span text:style-name="T8">print</text:span><text:span text:style-name="T3">(foo())</text:span></text:p>
            <text:p><text:span text:style-name="T8">print</text:span><text:span text:style-name="T3">(foo())</text:span></text:p>
            <text:p><text:span text:style-name="T8">print</text:span><text:span text:style-name="T3">(foo())</text:span></text:p>
          </table:table-cell>
          <table:table-cell table:style-name="ce4" office:value-type="string" calcext:value-type="string">
            <text:p>Пример, почему НЕЛЬЗЯ передавать в функцию mutable объект.  Внутри функции он правится и сохраняется!  Каждый раз результат будет обновлённый!</text:p>
            <text:p>Поэтому передаём не листы, а туплы.   А если передаётся df, то его нельзя править, либо делать </text:p>
            <text:p/>
            <text:p>[1]</text:p>
            <text:p>[1, 1]</text:p>
            <text:p>[1, 1, 1]</text:p>
          </table:table-cell>
          <table:table-cell table:number-columns-repeated="62"/>
        </table:table-row>
        <table:table-row table:style-name="ro1" table:number-rows-repeated="5">
          <table:table-cell table:style-name="ce8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 table:number-rows-repeated="9">
          <table:table-cell table:style-name="ce4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 table:number-rows-repeated="7">
          <table:table-cell table:style-name="ce4" table:number-columns-repeated="2"/>
          <table:table-cell table:number-columns-repeated="62"/>
        </table:table-row>
        <table:table-row table:style-name="ro1" table:number-rows-repeated="31">
          <table:table-cell table:style-name="ce10" table:number-columns-repeated="2"/>
          <table:table-cell table:number-columns-repeated="62"/>
        </table:table-row>
        <table:table-row table:style-name="ro1" table:number-rows-repeated="16">
          <table:table-cell table:style-name="ce4" table:number-columns-repeated="2"/>
          <table:table-cell table:number-columns-repeated="62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nciples" table:style-name="ta1"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>
            <text:p>ООП</text:p>
          </table:table-cell>
          <table:table-cell table:style-name="ce1"/>
        </table:table-row>
        <table:table-row table:style-name="ro3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 единственное назначение. Все ресурсы, необходимые для его осуществления, должны быть инкапсулированы в этот класс и подчинены только этой задаче.</text:p>
          </table:table-cell>
        </table:table-row>
        <table:table-row table:style-name="ro2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открыты для расширения, но закрыты для модификации</text:p>
          </table:table-cell>
        </table:table-row>
        <table:table-row table:style-name="ro5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    «объекты в программе должны быть заменяемыми на экземпляры их подтипов без изменения правильности выполнения программы».</text:p>
            <text:p/>
            <text:p>Производный класс должен быть взаимозаменяем с родительским классом. </text:p>
          </table:table-cell>
        </table:table-row>
        <table:table-row table:style-name="ro2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много интерфейсов, специально предназначенных для клиентов, лучше, чем один интерфейс общего назначения</text:p>
          </table:table-cell>
        </table:table-row>
        <table:table-row table:style-name="ro1">
          <table:table-cell table:style-name="ce4" office:value-type="string" calcext:value-type="string">
            <text:p>D dependency inversion principle</text:p>
          </table:table-cell>
          <table:table-cell table:style-name="ce4"/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SQL Transactions</text:p>
          </table:table-cell>
          <table:table-cell table:style-name="ce1"/>
        </table:table-row>
        <table:table-row table:style-name="ro1">
          <table:table-cell office:value-type="string" calcext:value-type="string">
            <text:p>Atomicity — Атомарность</text:p>
          </table:table-cell>
          <table:table-cell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</table:table-row>
        <table:table-row table:style-name="ro1">
          <table:table-cell office:value-type="string" calcext:value-type="string">
            <text:p>Consistency — Согласованность</text:p>
          </table:table-cell>
          <table:table-cell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</table:table-row>
        <table:table-row table:style-name="ro1">
          <table:table-cell office:value-type="string" calcext:value-type="string">
            <text:p>Isolation — Изолированность</text:p>
          </table:table-cell>
          <table:table-cell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</table:table-row>
        <table:table-row table:style-name="ro1">
          <table:table-cell office:value-type="string" calcext:value-type="string">
            <text:p>Durability — Прочность</text:p>
          </table:table-cell>
          <table:table-cell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</table:table-row>
        <table:table-row table:style-name="ro1">
          <table:table-cell table:style-name="ce12" table:number-columns-repeated="2"/>
        </table:table-row>
        <table:table-row table:style-name="ro1" table:number-rows-repeated="2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21:45:16.9733204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21T22:01:12.042864906</dc:date>
    <meta:editing-duration>PT15H40M24S</meta:editing-duration>
    <meta:editing-cycles>105</meta:editing-cycles>
    <meta:document-statistic meta:table-count="2" meta:cell-count="25" meta:object-count="0"/>
  </office:meta>
</office:document-meta>
</file>